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rMethodReturnValueHandlerTests.fluxObjec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voi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erMethodReturnValueHandlerTests.fluxString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rMethodReturnValueHandlerTests.voi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flux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erMethodReturnValueHandlerTests.objec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rMethodReturnValueHandlerTests.string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rMethodReturnValueHandlerTests.no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erMethodReturnValueHandlerTests.testVoidReturnType( @ Nullable Object value , MethodParameter body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flux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